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http://www.ncleg.net/gascripts/members/memberListNoPic.pl?sChamber=senate&amp;sSortOrder=party" xlink:type="simple">Party</text:a></text:p>
          </table:table-cell>
          <table:table-cell table:style-name="ce1" office:value-type="string" calcext:value-type="string">
            <text:p><text:a xlink:href="http://www.ncleg.net/gascripts/members/memberListNoPic.pl?sChamber=senate&amp;sSortOrder=district" xlink:type="simple">District</text:a></text:p>
          </table:table-cell>
          <table:table-cell table:style-name="ce1" office:value-type="string" calcext:value-type="string">
            <text:p><text:a xlink:href="http://www.ncleg.net/gascripts/members/memberListNoPic.pl?sChamber=senate" xlink:type="simple">Member</text:a></text:p>
          </table:table-cell>
          <table:table-cell table:style-name="ce3" office:value-type="string" calcext:value-type="string">
            <text:p>Counties Represented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5.pdf" xlink:type="simple">District 15</text:a></text:p>
          </table:table-cell>
          <table:table-cell office:value-type="string" calcext:value-type="string">
            <text:p><text:a xlink:href="http://www.ncleg.net/gascripts/members/viewMember.pl?sChamber=senate&amp;nUserID=392" xlink:type="simple">John M. Alexander, Jr.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5.pdf" xlink:type="simple">District 45</text:a></text:p>
          </table:table-cell>
          <table:table-cell office:value-type="string" calcext:value-type="string">
            <text:p><text:a xlink:href="http://www.ncleg.net/gascripts/members/viewMember.pl?sChamber=senate&amp;nUserID=396" xlink:type="simple">Deanna Ballard</text:a></text:p>
          </table:table-cell>
          <table:table-cell office:value-type="string" calcext:value-type="string">
            <text:p><text:a xlink:href="http://www.ncleg.net/gascripts/counties/counties.pl?county=Alleghany" xlink:type="simple">Alleghany</text:a>, <text:a xlink:href="http://www.ncleg.net/gascripts/counties/counties.pl?county=Ashe" xlink:type="simple">Ashe</text:a>, <text:a xlink:href="http://www.ncleg.net/gascripts/counties/counties.pl?county=Avery" xlink:type="simple">Avery</text:a>, <text:a xlink:href="http://www.ncleg.net/gascripts/counties/counties.pl?county=Caldwell" xlink:type="simple">Caldwell</text:a>, <text:a xlink:href="http://www.ncleg.net/gascripts/counties/counties.pl?county=Watauga" xlink:type="simple">Watauga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8.pdf" xlink:type="simple">District 18</text:a></text:p>
          </table:table-cell>
          <table:table-cell office:value-type="string" calcext:value-type="string">
            <text:p><text:a xlink:href="http://www.ncleg.net/gascripts/members/viewMember.pl?sChamber=senate&amp;nUserID=369" xlink:type="simple">Chad Barefoot</text:a></text:p>
          </table:table-cell>
          <table:table-cell office:value-type="string" calcext:value-type="string">
            <text:p><text:a xlink:href="http://www.ncleg.net/gascripts/counties/counties.pl?county=Franklin" xlink:type="simple">Franklin</text:a>, <text:a xlink:href="http://www.ncleg.net/gascripts/counties/counties.pl?county=Wake" xlink:type="simple">Wak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7.pdf" xlink:type="simple">District 17</text:a></text:p>
          </table:table-cell>
          <table:table-cell office:value-type="string" calcext:value-type="string">
            <text:p><text:a xlink:href="http://www.ncleg.net/gascripts/members/viewMember.pl?sChamber=senate&amp;nUserID=368" xlink:type="simple">Tamara Barringer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26.pdf" xlink:type="simple">District 26</text:a></text:p>
          </table:table-cell>
          <table:table-cell office:value-type="string" calcext:value-type="string">
            <text:p><text:a xlink:href="http://www.ncleg.net/gascripts/members/viewMember.pl?sChamber=senate&amp;nUserID=64" xlink:type="simple">Phil Berger</text:a></text:p>
          </table:table-cell>
          <table:table-cell office:value-type="string" calcext:value-type="string">
            <text:p><text:a xlink:href="http://www.ncleg.net/gascripts/counties/counties.pl?county=Guilford" xlink:type="simple">Guilford</text:a>, <text:a xlink:href="http://www.ncleg.net/gascripts/counties/counties.pl?county=Rockingham" xlink:type="simple">Rockingham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39.pdf" xlink:type="simple">District 39</text:a></text:p>
          </table:table-cell>
          <table:table-cell office:value-type="string" calcext:value-type="string">
            <text:p><text:a xlink:href="http://www.ncleg.net/gascripts/members/viewMember.pl?sChamber=senate&amp;nUserID=398" xlink:type="simple">Dan Bishop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14.pdf" xlink:type="simple">District 14</text:a></text:p>
          </table:table-cell>
          <table:table-cell office:value-type="string" calcext:value-type="string">
            <text:p><text:a xlink:href="http://www.ncleg.net/gascripts/members/viewMember.pl?sChamber=senate&amp;nUserID=268" xlink:type="simple">Dan Blue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3.pdf" xlink:type="simple">District 13</text:a></text:p>
          </table:table-cell>
          <table:table-cell office:value-type="string" calcext:value-type="string">
            <text:p><text:a xlink:href="http://www.ncleg.net/gascripts/members/viewMember.pl?sChamber=senate&amp;nUserID=399" xlink:type="simple">Danny Earl Britt, Jr.</text:a></text:p>
          </table:table-cell>
          <table:table-cell office:value-type="string" calcext:value-type="string">
            <text:p><text:a xlink:href="http://www.ncleg.net/gascripts/counties/counties.pl?county=Columbus" xlink:type="simple">Columbus</text:a>, <text:a xlink:href="http://www.ncleg.net/gascripts/counties/counties.pl?county=Robeson" xlink:type="simple">Robeson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34.pdf" xlink:type="simple">District 34</text:a></text:p>
          </table:table-cell>
          <table:table-cell office:value-type="string" calcext:value-type="string">
            <text:p><text:a xlink:href="http://www.ncleg.net/gascripts/members/viewMember.pl?sChamber=senate&amp;nUserID=104" xlink:type="simple">Andrew C. Brock</text:a></text:p>
          </table:table-cell>
          <table:table-cell office:value-type="string" calcext:value-type="string">
            <text:p><text:a xlink:href="http://www.ncleg.net/gascripts/counties/counties.pl?county=Davie" xlink:type="simple">Davie</text:a>, <text:a xlink:href="http://www.ncleg.net/gascripts/counties/counties.pl?county=Iredell" xlink:type="simple">Iredell</text:a>, <text:a xlink:href="http://www.ncleg.net/gascripts/counties/counties.pl?county=Rowan" xlink:type="simple">Rowa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6.pdf" xlink:type="simple">District 6</text:a></text:p>
          </table:table-cell>
          <table:table-cell office:value-type="string" calcext:value-type="string">
            <text:p><text:a xlink:href="http://www.ncleg.net/gascripts/members/viewMember.pl?sChamber=senate&amp;nUserID=139" xlink:type="simple">Harry Brown</text:a></text:p>
          </table:table-cell>
          <table:table-cell office:value-type="string" calcext:value-type="string">
            <text:p><text:a xlink:href="http://www.ncleg.net/gascripts/counties/counties.pl?county=Jones" xlink:type="simple">Jones</text:a>, <text:a xlink:href="http://www.ncleg.net/gascripts/counties/counties.pl?county=Onslow" xlink:type="simple">Onslow</text:a></text:p>
          </table:table-cell>
        </table:table-row>
        <table:table-row table:style-name="ro4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4.pdf" xlink:type="simple">District 4</text:a></text:p>
          </table:table-cell>
          <table:table-cell office:value-type="string" calcext:value-type="string">
            <text:p><text:a xlink:href="http://www.ncleg.net/gascripts/members/viewMember.pl?sChamber=senate&amp;nUserID=382" xlink:type="simple">Angela R. Bryant</text:a></text:p>
          </table:table-cell>
          <table:table-cell office:value-type="string" calcext:value-type="string">
            <text:p><text:a xlink:href="http://www.ncleg.net/gascripts/counties/counties.pl?county=Halifax" xlink:type="simple">Halifax</text:a>, <text:a xlink:href="http://www.ncleg.net/gascripts/counties/counties.pl?county=Nash" xlink:type="simple">Nash</text:a>, <text:a xlink:href="http://www.ncleg.net/gascripts/counties/counties.pl?county=Vance" xlink:type="simple">Vance</text:a>, <text:a xlink:href="http://www.ncleg.net/gascripts/counties/counties.pl?county=Warren" xlink:type="simple">Warren</text:a>, <text:a xlink:href="http://www.ncleg.net/gascripts/counties/counties.pl?county=Wilson" xlink:type="simple">Wils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16.pdf" xlink:type="simple">District 16</text:a></text:p>
          </table:table-cell>
          <table:table-cell office:value-type="string" calcext:value-type="string">
            <text:p><text:a xlink:href="http://www.ncleg.net/gascripts/members/viewMember.pl?sChamber=senate&amp;nUserID=395" xlink:type="simple">Jay J. Chaudhuri</text:a></text:p>
          </table:table-cell>
          <table:table-cell office:value-type="string" calcext:value-type="string">
            <text:p><text:a xlink:href="http://www.ncleg.net/gascripts/counties/counties.pl?county=Wake" xlink:type="simple">Wake</text:a></text:p>
          </table:table-cell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21.pdf" xlink:type="simple">District 21</text:a></text:p>
          </table:table-cell>
          <table:table-cell office:value-type="string" calcext:value-type="string">
            <text:p><text:a xlink:href="http://www.ncleg.net/gascripts/members/viewMember.pl?sChamber=senate&amp;nUserID=380" xlink:type="simple">Ben Clark</text:a></text:p>
          </table:table-cell>
          <table:table-cell office:value-type="string" calcext:value-type="string">
            <text:p><text:a xlink:href="http://www.ncleg.net/gascripts/counties/counties.pl?county=Cumberland" xlink:type="simple">Cumberland</text:a>, <text:a xlink:href="http://www.ncleg.net/gascripts/counties/counties.pl?county=Hoke" xlink:type="simple">Hoke</text:a></text:p>
          </table:table-cell>
        </table:table-row>
        <table:table-row table:style-name="ro5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.pdf" xlink:type="simple">District 1</text:a></text:p>
          </table:table-cell>
          <table:table-cell office:value-type="string" calcext:value-type="string">
            <text:p><text:a xlink:href="http://www.ncleg.net/gascripts/members/viewMember.pl?sChamber=senate&amp;nUserID=381" xlink:type="simple">Bill Cook</text:a></text:p>
          </table:table-cell>
          <table:table-cell office:value-type="string" calcext:value-type="string">
            <text:p><text:a xlink:href="http://www.ncleg.net/gascripts/counties/counties.pl?county=Beaufort" xlink:type="simple">Beaufort</text:a>, <text:a xlink:href="http://www.ncleg.net/gascripts/counties/counties.pl?county=Camden" xlink:type="simple">Camden</text:a>, <text:a xlink:href="http://www.ncleg.net/gascripts/counties/counties.pl?county=Currituck" xlink:type="simple">Currituck</text:a>, <text:a xlink:href="http://www.ncleg.net/gascripts/counties/counties.pl?county=Dare" xlink:type="simple">Dare</text:a>, <text:a xlink:href="http://www.ncleg.net/gascripts/counties/counties.pl?county=Gates" xlink:type="simple">Gates</text:a>, <text:a xlink:href="http://www.ncleg.net/gascripts/counties/counties.pl?county=Hyde" xlink:type="simple">Hyde</text:a>, <text:a xlink:href="http://www.ncleg.net/gascripts/counties/counties.pl?county=Pasquotank" xlink:type="simple">Pasquotank</text:a>, <text:a xlink:href="http://www.ncleg.net/gascripts/counties/counties.pl?county=Perquimans" xlink:type="simple">Perquimans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4.pdf" xlink:type="simple">District 44</text:a></text:p>
          </table:table-cell>
          <table:table-cell office:value-type="string" calcext:value-type="string">
            <text:p><text:a xlink:href="http://www.ncleg.net/gascripts/members/viewMember.pl?sChamber=senate&amp;nUserID=378" xlink:type="simple">David L. Curtis</text:a></text:p>
          </table:table-cell>
          <table:table-cell office:value-type="string" calcext:value-type="string">
            <text:p><text:a xlink:href="http://www.ncleg.net/gascripts/counties/counties.pl?county=Gaston" xlink:type="simple">Gaston</text:a>, <text:a xlink:href="http://www.ncleg.net/gascripts/counties/counties.pl?county=Iredell" xlink:type="simple">Iredell</text:a>, <text:a xlink:href="http://www.ncleg.net/gascripts/counties/counties.pl?county=Lincoln" xlink:type="simple">Lincoln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6.pdf" xlink:type="simple">District 46</text:a></text:p>
          </table:table-cell>
          <table:table-cell office:value-type="string" calcext:value-type="string">
            <text:p><text:a xlink:href="http://www.ncleg.net/gascripts/members/viewMember.pl?sChamber=senate&amp;nUserID=295" xlink:type="simple">Warren Daniel</text:a></text:p>
          </table:table-cell>
          <table:table-cell office:value-type="string" calcext:value-type="string">
            <text:p><text:a xlink:href="http://www.ncleg.net/gascripts/counties/counties.pl?county=Burke" xlink:type="simple">Burke</text:a>, <text:a xlink:href="http://www.ncleg.net/gascripts/counties/counties.pl?county=Cleveland" xlink:type="simple">Cleveland</text:a></text:p>
          </table:table-cell>
        </table:table-row>
        <table:table-row table:style-name="ro4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5.pdf" xlink:type="simple">District 5</text:a></text:p>
          </table:table-cell>
          <table:table-cell office:value-type="string" calcext:value-type="string">
            <text:p><text:a xlink:href="http://www.ncleg.net/gascripts/members/viewMember.pl?sChamber=senate&amp;nUserID=230" xlink:type="simple">Don Davis</text:a></text:p>
          </table:table-cell>
          <table:table-cell office:value-type="string" calcext:value-type="string">
            <text:p><text:a xlink:href="http://www.ncleg.net/gascripts/counties/counties.pl?county=Greene" xlink:type="simple">Greene</text:a>, <text:a xlink:href="http://www.ncleg.net/gascripts/counties/counties.pl?county=Lenoir" xlink:type="simple">Lenoir</text:a>, <text:a xlink:href="http://www.ncleg.net/gascripts/counties/counties.pl?county=Pitt" xlink:type="simple">Pitt</text:a>, <text:a xlink:href="http://www.ncleg.net/gascripts/counties/counties.pl?county=Wayne" xlink:type="simple">Wayne</text:a></text:p>
          </table:table-cell>
        </table:table-row>
        <table:table-row table:style-name="ro6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50.pdf" xlink:type="simple">District 50</text:a></text:p>
          </table:table-cell>
          <table:table-cell office:value-type="string" calcext:value-type="string">
            <text:p><text:a xlink:href="http://www.ncleg.net/gascripts/members/viewMember.pl?sChamber=senate&amp;nUserID=357" xlink:type="simple">Jim Davis</text:a></text:p>
          </table:table-cell>
          <table:table-cell office:value-type="string" calcext:value-type="string">
            <text:p><text:a xlink:href="http://www.ncleg.net/gascripts/counties/counties.pl?county=Cherokee" xlink:type="simple">Cherokee</text:a>, <text:a xlink:href="http://www.ncleg.net/gascripts/counties/counties.pl?county=Clay" xlink:type="simple">Clay</text:a>, <text:a xlink:href="http://www.ncleg.net/gascripts/counties/counties.pl?county=Graham" xlink:type="simple">Graham</text:a>, <text:a xlink:href="http://www.ncleg.net/gascripts/counties/counties.pl?county=Haywood" xlink:type="simple">Haywood</text:a>, <text:a xlink:href="http://www.ncleg.net/gascripts/counties/counties.pl?county=Jackson" xlink:type="simple">Jackson</text:a>, <text:a xlink:href="http://www.ncleg.net/gascripts/counties/counties.pl?county=Macon" xlink:type="simple">Macon</text:a>, <text:a xlink:href="http://www.ncleg.net/gascripts/counties/counties.pl?county=Swain" xlink:type="simple">Swain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33.pdf" xlink:type="simple">District 33</text:a></text:p>
          </table:table-cell>
          <table:table-cell office:value-type="string" calcext:value-type="string">
            <text:p><text:a xlink:href="http://www.ncleg.net/gascripts/members/viewMember.pl?sChamber=senate&amp;nUserID=401" xlink:type="simple">Cathy Dunn</text:a></text:p>
          </table:table-cell>
          <table:table-cell office:value-type="string" calcext:value-type="string">
            <text:p><text:a xlink:href="http://www.ncleg.net/gascripts/counties/counties.pl?county=Davidson" xlink:type="simple">Davidson</text:a>, <text:a xlink:href="http://www.ncleg.net/gascripts/counties/counties.pl?county=Montgomery" xlink:type="simple">Montgomery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8.pdf" xlink:type="simple">District 48</text:a></text:p>
          </table:table-cell>
          <table:table-cell office:value-type="string" calcext:value-type="string">
            <text:p><text:a xlink:href="http://www.ncleg.net/gascripts/members/viewMember.pl?sChamber=senate&amp;nUserID=397" xlink:type="simple">Chuck Edwards</text:a></text:p>
          </table:table-cell>
          <table:table-cell office:value-type="string" calcext:value-type="string">
            <text:p><text:a xlink:href="http://www.ncleg.net/gascripts/counties/counties.pl?county=Buncombe" xlink:type="simple">Buncombe</text:a>, <text:a xlink:href="http://www.ncleg.net/gascripts/counties/counties.pl?county=Henderson" xlink:type="simple">Henderson</text:a>, <text:a xlink:href="http://www.ncleg.net/gascripts/counties/counties.pl?county=Transylvania" xlink:type="simple">Transylvania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38.pdf" xlink:type="simple">District 38</text:a></text:p>
          </table:table-cell>
          <table:table-cell office:value-type="string" calcext:value-type="string">
            <text:p><text:a xlink:href="http://www.ncleg.net/gascripts/members/viewMember.pl?sChamber=senate&amp;nUserID=370" xlink:type="simple">Joel D. M. Ford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23.pdf" xlink:type="simple">District 23</text:a></text:p>
          </table:table-cell>
          <table:table-cell office:value-type="string" calcext:value-type="string">
            <text:p><text:a xlink:href="http://www.ncleg.net/gascripts/members/viewMember.pl?sChamber=senate&amp;nUserID=383" xlink:type="simple">Valerie P. Foushee</text:a></text:p>
          </table:table-cell>
          <table:table-cell office:value-type="string" calcext:value-type="string">
            <text:p><text:a xlink:href="http://www.ncleg.net/gascripts/counties/counties.pl?county=Chatham" xlink:type="simple">Chatham</text:a>, <text:a xlink:href="http://www.ncleg.net/gascripts/counties/counties.pl?county=Orange" xlink:type="simple">Orange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24.pdf" xlink:type="simple">District 24</text:a></text:p>
          </table:table-cell>
          <table:table-cell office:value-type="string" calcext:value-type="string">
            <text:p><text:a xlink:href="http://www.ncleg.net/gascripts/members/viewMember.pl?sChamber=senate&amp;nUserID=276" xlink:type="simple">Rick Gunn</text:a></text:p>
          </table:table-cell>
          <table:table-cell office:value-type="string" calcext:value-type="string">
            <text:p><text:a xlink:href="http://www.ncleg.net/gascripts/counties/counties.pl?county=Alamance" xlink:type="simple">Alamance</text:a>, <text:a xlink:href="http://www.ncleg.net/gascripts/counties/counties.pl?county=Randolph" xlink:type="simple">Randolph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3.pdf" xlink:type="simple">District 43</text:a></text:p>
          </table:table-cell>
          <table:table-cell office:value-type="string" calcext:value-type="string">
            <text:p><text:a xlink:href="http://www.ncleg.net/gascripts/members/viewMember.pl?sChamber=senate&amp;nUserID=283" xlink:type="simple">Kathy Harrington</text:a></text:p>
          </table:table-cell>
          <table:table-cell office:value-type="string" calcext:value-type="string">
            <text:p><text:a xlink:href="http://www.ncleg.net/gascripts/counties/counties.pl?county=Gaston" xlink:type="simple">Gaston</text:a></text:p>
          </table:table-cell>
        </table:table-row>
        <table:table-row table:style-name="ro6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7.pdf" xlink:type="simple">District 47</text:a></text:p>
          </table:table-cell>
          <table:table-cell office:value-type="string" calcext:value-type="string">
            <text:p><text:a xlink:href="http://www.ncleg.net/gascripts/members/viewMember.pl?sChamber=senate&amp;nUserID=298" xlink:type="simple">Ralph Hise</text:a></text:p>
          </table:table-cell>
          <table:table-cell office:value-type="string" calcext:value-type="string">
            <text:p><text:a xlink:href="http://www.ncleg.net/gascripts/counties/counties.pl?county=Madison" xlink:type="simple">Madison</text:a>, <text:a xlink:href="http://www.ncleg.net/gascripts/counties/counties.pl?county=McDowell" xlink:type="simple">McDowell</text:a>, <text:a xlink:href="http://www.ncleg.net/gascripts/counties/counties.pl?county=Mitchell" xlink:type="simple">Mitchell</text:a>, <text:a xlink:href="http://www.ncleg.net/gascripts/counties/counties.pl?county=Polk" xlink:type="simple">Polk</text:a>, <text:a xlink:href="http://www.ncleg.net/gascripts/counties/counties.pl?county=Rutherford" xlink:type="simple">Rutherford</text:a>, <text:a xlink:href="http://www.ncleg.net/gascripts/counties/counties.pl?county=Yancey" xlink:type="simple">Yancey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1.pdf" xlink:type="simple">District 11</text:a></text:p>
          </table:table-cell>
          <table:table-cell office:value-type="string" calcext:value-type="string">
            <text:p><text:a xlink:href="http://www.ncleg.net/gascripts/members/viewMember.pl?sChamber=senate&amp;nUserID=400" xlink:type="simple">Rick Horner</text:a></text:p>
          </table:table-cell>
          <table:table-cell office:value-type="string" calcext:value-type="string">
            <text:p><text:a xlink:href="http://www.ncleg.net/gascripts/counties/counties.pl?county=Johnston" xlink:type="simple">Johnston</text:a>, <text:a xlink:href="http://www.ncleg.net/gascripts/counties/counties.pl?county=Nash" xlink:type="simple">Nash</text:a>, <text:a xlink:href="http://www.ncleg.net/gascripts/counties/counties.pl?county=Wilson" xlink:type="simple">Wilson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0.pdf" xlink:type="simple">District 10</text:a></text:p>
          </table:table-cell>
          <table:table-cell office:value-type="string" calcext:value-type="string">
            <text:p><text:a xlink:href="http://www.ncleg.net/gascripts/members/viewMember.pl?sChamber=senate&amp;nUserID=281" xlink:type="simple">Brent Jackson</text:a></text:p>
          </table:table-cell>
          <table:table-cell office:value-type="string" calcext:value-type="string">
            <text:p><text:a xlink:href="http://www.ncleg.net/gascripts/counties/counties.pl?county=Duplin" xlink:type="simple">Duplin</text:a>, <text:a xlink:href="http://www.ncleg.net/gascripts/counties/counties.pl?county=Johnston" xlink:type="simple">Johnston</text:a>, <text:a xlink:href="http://www.ncleg.net/gascripts/counties/counties.pl?county=Sampson" xlink:type="simple">Samps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37.pdf" xlink:type="simple">District 37</text:a></text:p>
          </table:table-cell>
          <table:table-cell office:value-type="string" calcext:value-type="string">
            <text:p><text:a xlink:href="http://www.ncleg.net/gascripts/members/viewMember.pl?sChamber=senate&amp;nUserID=386" xlink:type="simple">Jeff Jackson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31.pdf" xlink:type="simple">District 31</text:a></text:p>
          </table:table-cell>
          <table:table-cell office:value-type="string" calcext:value-type="string">
            <text:p><text:a xlink:href="http://www.ncleg.net/gascripts/members/viewMember.pl?sChamber=senate&amp;nUserID=384" xlink:type="simple">Joyce Krawiec</text:a></text:p>
          </table:table-cell>
          <table:table-cell office:value-type="string" calcext:value-type="string">
            <text:p><text:a xlink:href="http://www.ncleg.net/gascripts/counties/counties.pl?county=Forsyth" xlink:type="simple">Forsyth</text:a>, <text:a xlink:href="http://www.ncleg.net/gascripts/counties/counties.pl?county=Yadkin" xlink:type="simple">Yadki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9.pdf" xlink:type="simple">District 9</text:a></text:p>
          </table:table-cell>
          <table:table-cell office:value-type="string" calcext:value-type="string">
            <text:p><text:a xlink:href="http://www.ncleg.net/gascripts/members/viewMember.pl?sChamber=senate&amp;nUserID=387" xlink:type="simple">Michael V. Lee</text:a></text:p>
          </table:table-cell>
          <table:table-cell office:value-type="string" calcext:value-type="string">
            <text:p><text:a xlink:href="http://www.ncleg.net/gascripts/counties/counties.pl?county=New%20Hanover" xlink:type="simple">New Hanover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32.pdf" xlink:type="simple">District 32</text:a></text:p>
          </table:table-cell>
          <table:table-cell office:value-type="string" calcext:value-type="string">
            <text:p><text:a xlink:href="http://www.ncleg.net/gascripts/members/viewMember.pl?sChamber=senate&amp;nUserID=394" xlink:type="simple">Paul A. Lowe, Jr.</text:a></text:p>
          </table:table-cell>
          <table:table-cell office:value-type="string" calcext:value-type="string">
            <text:p><text:a xlink:href="http://www.ncleg.net/gascripts/counties/counties.pl?county=Forsyth" xlink:type="simple">Forsyth</text:a></text:p>
          </table:table-cell>
        </table:table-row>
        <table:table-row table:style-name="ro6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25.pdf" xlink:type="simple">District 25</text:a></text:p>
          </table:table-cell>
          <table:table-cell office:value-type="string" calcext:value-type="string">
            <text:p><text:a xlink:href="http://www.ncleg.net/gascripts/members/viewMember.pl?sChamber=senate&amp;nUserID=389" xlink:type="simple">Tom McInnis</text:a></text:p>
          </table:table-cell>
          <table:table-cell office:value-type="string" calcext:value-type="string">
            <text:p><text:a xlink:href="http://www.ncleg.net/gascripts/counties/counties.pl?county=Anson" xlink:type="simple">Anson</text:a>, <text:a xlink:href="http://www.ncleg.net/gascripts/counties/counties.pl?county=Richmond" xlink:type="simple">Richmond</text:a>, <text:a xlink:href="http://www.ncleg.net/gascripts/counties/counties.pl?county=Rowan" xlink:type="simple">Rowan</text:a>, <text:a xlink:href="http://www.ncleg.net/gascripts/counties/counties.pl?county=Scotland" xlink:type="simple">Scotland</text:a>, <text:a xlink:href="http://www.ncleg.net/gascripts/counties/counties.pl?county=Stanly" xlink:type="simple">Stanly</text:a></text:p>
          </table:table-cell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20.pdf" xlink:type="simple">District 20</text:a></text:p>
          </table:table-cell>
          <table:table-cell office:value-type="string" calcext:value-type="string">
            <text:p><text:a xlink:href="http://www.ncleg.net/gascripts/members/viewMember.pl?sChamber=senate&amp;nUserID=228" xlink:type="simple">Floyd B. McKissick, Jr.</text:a></text:p>
          </table:table-cell>
          <table:table-cell office:value-type="string" calcext:value-type="string">
            <text:p><text:a xlink:href="http://www.ncleg.net/gascripts/counties/counties.pl?county=Durham" xlink:type="simple">Durham</text:a>, <text:a xlink:href="http://www.ncleg.net/gascripts/counties/counties.pl?county=Granville" xlink:type="simple">Granville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9.pdf" xlink:type="simple">District 19</text:a></text:p>
          </table:table-cell>
          <table:table-cell office:value-type="string" calcext:value-type="string">
            <text:p><text:a xlink:href="http://www.ncleg.net/gascripts/members/viewMember.pl?sChamber=senate&amp;nUserID=305" xlink:type="simple">Wesley Meredith</text:a></text:p>
          </table:table-cell>
          <table:table-cell office:value-type="string" calcext:value-type="string">
            <text:p><text:a xlink:href="http://www.ncleg.net/gascripts/counties/counties.pl?county=Cumberland" xlink:type="simple">Cumberland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36.pdf" xlink:type="simple">District 36</text:a></text:p>
          </table:table-cell>
          <table:table-cell office:value-type="string" calcext:value-type="string">
            <text:p><text:a xlink:href="http://www.ncleg.net/gascripts/members/viewMember.pl?sChamber=senate&amp;nUserID=402" xlink:type="simple">Paul Newton</text:a></text:p>
          </table:table-cell>
          <table:table-cell office:value-type="string" calcext:value-type="string">
            <text:p><text:a xlink:href="http://www.ncleg.net/gascripts/counties/counties.pl?county=Cabarrus" xlink:type="simple">Cabarrus</text:a>, <text:a xlink:href="http://www.ncleg.net/gascripts/counties/counties.pl?county=Union" xlink:type="simple">Union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7.pdf" xlink:type="simple">District 7</text:a></text:p>
          </table:table-cell>
          <table:table-cell office:value-type="string" calcext:value-type="string">
            <text:p><text:a xlink:href="http://www.ncleg.net/gascripts/members/viewMember.pl?sChamber=senate&amp;nUserID=273" xlink:type="simple">Louis Pate</text:a></text:p>
          </table:table-cell>
          <table:table-cell office:value-type="string" calcext:value-type="string">
            <text:p><text:a xlink:href="http://www.ncleg.net/gascripts/counties/counties.pl?county=Lenoir" xlink:type="simple">Lenoir</text:a>, <text:a xlink:href="http://www.ncleg.net/gascripts/counties/counties.pl?county=Pitt" xlink:type="simple">Pitt</text:a>, <text:a xlink:href="http://www.ncleg.net/gascripts/counties/counties.pl?county=Wayne" xlink:type="simple">Wayne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12.pdf" xlink:type="simple">District 12</text:a></text:p>
          </table:table-cell>
          <table:table-cell office:value-type="string" calcext:value-type="string">
            <text:p><text:a xlink:href="http://www.ncleg.net/gascripts/members/viewMember.pl?sChamber=senate&amp;nUserID=373" xlink:type="simple">Ronald J. Rabin</text:a></text:p>
          </table:table-cell>
          <table:table-cell office:value-type="string" calcext:value-type="string">
            <text:p><text:a xlink:href="http://www.ncleg.net/gascripts/counties/counties.pl?county=Harnett" xlink:type="simple">Harnett</text:a>, <text:a xlink:href="http://www.ncleg.net/gascripts/counties/counties.pl?county=Johnston" xlink:type="simple">Johnston</text:a>, <text:a xlink:href="http://www.ncleg.net/gascripts/counties/counties.pl?county=Lee" xlink:type="simple">Lee</text:a></text:p>
          </table:table-cell>
        </table:table-row>
        <table:table-row table:style-name="ro3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8.pdf" xlink:type="simple">District 8</text:a></text:p>
          </table:table-cell>
          <table:table-cell office:value-type="string" calcext:value-type="string">
            <text:p><text:a xlink:href="http://www.ncleg.net/gascripts/members/viewMember.pl?sChamber=senate&amp;nUserID=303" xlink:type="simple">Bill Rabon</text:a></text:p>
          </table:table-cell>
          <table:table-cell office:value-type="string" calcext:value-type="string">
            <text:p><text:a xlink:href="http://www.ncleg.net/gascripts/counties/counties.pl?county=Bladen" xlink:type="simple">Bladen</text:a>, <text:a xlink:href="http://www.ncleg.net/gascripts/counties/counties.pl?county=Brunswick" xlink:type="simple">Brunswick</text:a>, <text:a xlink:href="http://www.ncleg.net/gascripts/counties/counties.pl?county=New%20Hanover" xlink:type="simple">New Hanover</text:a>, <text:a xlink:href="http://www.ncleg.net/gascripts/counties/counties.pl?county=Pender" xlink:type="simple">Pender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30.pdf" xlink:type="simple">District 30</text:a></text:p>
          </table:table-cell>
          <table:table-cell office:value-type="string" calcext:value-type="string">
            <text:p><text:a xlink:href="http://www.ncleg.net/gascripts/members/viewMember.pl?sChamber=senate&amp;nUserID=374" xlink:type="simple">Shirley B. Randleman</text:a></text:p>
          </table:table-cell>
          <table:table-cell office:value-type="string" calcext:value-type="string">
            <text:p><text:a xlink:href="http://www.ncleg.net/gascripts/counties/counties.pl?county=Stokes" xlink:type="simple">Stokes</text:a>, <text:a xlink:href="http://www.ncleg.net/gascripts/counties/counties.pl?county=Surry" xlink:type="simple">Surry</text:a>, <text:a xlink:href="http://www.ncleg.net/gascripts/counties/counties.pl?county=Wilkes" xlink:type="simple">Wilkes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28.pdf" xlink:type="simple">District 28</text:a></text:p>
          </table:table-cell>
          <table:table-cell office:value-type="string" calcext:value-type="string">
            <text:p><text:a xlink:href="http://www.ncleg.net/gascripts/members/viewMember.pl?sChamber=senate&amp;nUserID=364" xlink:type="simple">Gladys A. Robinson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4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2.pdf" xlink:type="simple">District 2</text:a></text:p>
          </table:table-cell>
          <table:table-cell office:value-type="string" calcext:value-type="string">
            <text:p><text:a xlink:href="http://www.ncleg.net/gascripts/members/viewMember.pl?sChamber=senate&amp;nUserID=375" xlink:type="simple">Norman W. Sanderson</text:a></text:p>
          </table:table-cell>
          <table:table-cell office:value-type="string" calcext:value-type="string">
            <text:p><text:a xlink:href="http://www.ncleg.net/gascripts/counties/counties.pl?county=Carteret" xlink:type="simple">Carteret</text:a>, <text:a xlink:href="http://www.ncleg.net/gascripts/counties/counties.pl?county=Craven" xlink:type="simple">Craven</text:a>, <text:a xlink:href="http://www.ncleg.net/gascripts/counties/counties.pl?county=Pamlico" xlink:type="simple">Pamlico</text:a></text:p>
          </table:table-cell>
        </table:table-row>
        <table:table-row table:style-name="ro7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3.pdf" xlink:type="simple">District 3</text:a></text:p>
          </table:table-cell>
          <table:table-cell office:value-type="string" calcext:value-type="string">
            <text:p><text:a xlink:href="http://www.ncleg.net/gascripts/members/viewMember.pl?sChamber=senate&amp;nUserID=391" xlink:type="simple">Erica Smith-Ingram</text:a></text:p>
          </table:table-cell>
          <table:table-cell office:value-type="string" calcext:value-type="string">
            <text:p><text:a xlink:href="http://www.ncleg.net/gascripts/counties/counties.pl?county=Bertie" xlink:type="simple">Bertie</text:a>, <text:a xlink:href="http://www.ncleg.net/gascripts/counties/counties.pl?county=Chowan" xlink:type="simple">Chowan</text:a>, <text:a xlink:href="http://www.ncleg.net/gascripts/counties/counties.pl?county=Edgecombe" xlink:type="simple">Edgecombe</text:a>, <text:a xlink:href="http://www.ncleg.net/gascripts/counties/counties.pl?county=Hertford" xlink:type="simple">Hertford</text:a>, <text:a xlink:href="http://www.ncleg.net/gascripts/counties/counties.pl?county=Martin" xlink:type="simple">Martin</text:a>, <text:a xlink:href="http://www.ncleg.net/gascripts/counties/counties.pl?county=Northampton" xlink:type="simple">Northampton</text:a>, <text:a xlink:href="http://www.ncleg.net/gascripts/counties/counties.pl?county=Tyrrell" xlink:type="simple">Tyrrell</text:a>, <text:a xlink:href="http://www.ncleg.net/gascripts/counties/counties.pl?county=Washington" xlink:type="simple">Washington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1.pdf" xlink:type="simple">District 41</text:a></text:p>
          </table:table-cell>
          <table:table-cell office:value-type="string" calcext:value-type="string">
            <text:p><text:a xlink:href="http://www.ncleg.net/gascripts/members/viewMember.pl?sChamber=senate&amp;nUserID=376" xlink:type="simple">Jeff Tarte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29.pdf" xlink:type="simple">District 29</text:a></text:p>
          </table:table-cell>
          <table:table-cell office:value-type="string" calcext:value-type="string">
            <text:p><text:a xlink:href="http://www.ncleg.net/gascripts/members/viewMember.pl?sChamber=senate&amp;nUserID=99" xlink:type="simple">Jerry W. Tillman</text:a></text:p>
          </table:table-cell>
          <table:table-cell office:value-type="string" calcext:value-type="string">
            <text:p><text:a xlink:href="http://www.ncleg.net/gascripts/counties/counties.pl?county=Moore" xlink:type="simple">Moore</text:a>, <text:a xlink:href="http://www.ncleg.net/gascripts/counties/counties.pl?county=Randolph" xlink:type="simple">Randolph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35.pdf" xlink:type="simple">District 35</text:a></text:p>
          </table:table-cell>
          <table:table-cell office:value-type="string" calcext:value-type="string">
            <text:p><text:a xlink:href="http://www.ncleg.net/gascripts/members/viewMember.pl?sChamber=senate&amp;nUserID=310" xlink:type="simple">Tommy Tucker</text:a></text:p>
          </table:table-cell>
          <table:table-cell office:value-type="string" calcext:value-type="string">
            <text:p><text:a xlink:href="http://www.ncleg.net/gascripts/counties/counties.pl?county=Union" xlink:type="simple">Union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49.pdf" xlink:type="simple">District 49</text:a></text:p>
          </table:table-cell>
          <table:table-cell office:value-type="string" calcext:value-type="string">
            <text:p><text:a xlink:href="http://www.ncleg.net/gascripts/members/viewMember.pl?sChamber=senate&amp;nUserID=385" xlink:type="simple">Terry Van Duyn</text:a></text:p>
          </table:table-cell>
          <table:table-cell office:value-type="string" calcext:value-type="string">
            <text:p><text:a xlink:href="http://www.ncleg.net/gascripts/counties/counties.pl?county=Buncombe" xlink:type="simple">Buncombe</text:a></text:p>
          </table:table-cell>
        </table:table-row>
        <table:table-row table:style-name="ro2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40.pdf" xlink:type="simple">District 40</text:a></text:p>
          </table:table-cell>
          <table:table-cell office:value-type="string" calcext:value-type="string">
            <text:p><text:a xlink:href="http://www.ncleg.net/gascripts/members/viewMember.pl?sChamber=senate&amp;nUserID=393" xlink:type="simple">Joyce Waddell</text:a></text:p>
          </table:table-cell>
          <table:table-cell office:value-type="string" calcext:value-type="string">
            <text:p><text:a xlink:href="http://www.ncleg.net/gascripts/counties/counties.pl?county=Mecklenburg" xlink:type="simple">Mecklenburg</text:a></text:p>
          </table:table-cell>
        </table:table-row>
        <table:table-row table:style-name="ro2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27.pdf" xlink:type="simple">District 27</text:a></text:p>
          </table:table-cell>
          <table:table-cell office:value-type="string" calcext:value-type="string">
            <text:p><text:a xlink:href="http://www.ncleg.net/gascripts/members/viewMember.pl?sChamber=senate&amp;nUserID=377" xlink:type="simple">Trudy Wade</text:a></text:p>
          </table:table-cell>
          <table:table-cell office:value-type="string" calcext:value-type="string">
            <text:p><text:a xlink:href="http://www.ncleg.net/gascripts/counties/counties.pl?county=Guilford" xlink:type="simple">Guilford</text:a>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<text:a xlink:href="http://www.ncleg.net/GIS/Download/Maps_Reports/MemberPageMaps/senate/NCSenate_distDetail_42.pdf" xlink:type="simple">District 42</text:a></text:p>
          </table:table-cell>
          <table:table-cell office:value-type="string" calcext:value-type="string">
            <text:p><text:a xlink:href="http://www.ncleg.net/gascripts/members/viewMember.pl?sChamber=senate&amp;nUserID=388" xlink:type="simple">Andy Wells</text:a></text:p>
          </table:table-cell>
          <table:table-cell office:value-type="string" calcext:value-type="string">
            <text:p><text:a xlink:href="http://www.ncleg.net/gascripts/counties/counties.pl?county=Alexander" xlink:type="simple">Alexander</text:a>, <text:a xlink:href="http://www.ncleg.net/gascripts/counties/counties.pl?county=Catawba" xlink:type="simple">Catawba</text:a></text:p>
          </table:table-cell>
        </table:table-row>
        <table:table-row table:style-name="ro4">
          <table:table-cell office:value-type="string" calcext:value-type="string">
            <text:p>(D)</text:p>
          </table:table-cell>
          <table:table-cell office:value-type="string" calcext:value-type="string">
            <text:p><text:a xlink:href="http://www.ncleg.net/GIS/Download/Maps_Reports/MemberPageMaps/senate/NCSenate_distDetail_22.pdf" xlink:type="simple">District 22</text:a></text:p>
          </table:table-cell>
          <table:table-cell office:value-type="string" calcext:value-type="string">
            <text:p><text:a xlink:href="http://www.ncleg.net/gascripts/members/viewMember.pl?sChamber=senate&amp;nUserID=379" xlink:type="simple">Mike Woodard</text:a></text:p>
          </table:table-cell>
          <table:table-cell office:value-type="string" calcext:value-type="string">
            <text:p><text:a xlink:href="http://www.ncleg.net/gascripts/counties/counties.pl?county=Caswell" xlink:type="simple">Caswell</text:a>, <text:a xlink:href="http://www.ncleg.net/gascripts/counties/counties.pl?county=Durham" xlink:type="simple">Durham</text:a>, <text:a xlink:href="http://www.ncleg.net/gascripts/counties/counties.pl?county=Person" xlink:type="simple">Person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8:14:37.512342511</meta:creation-date>
    <dc:date>2017-03-05T18:15:06.738474181</dc:date>
    <meta:editing-duration>PT29S</meta:editing-duration>
    <meta:editing-cycles>1</meta:editing-cycles>
    <meta:document-statistic meta:table-count="1" meta:cell-count="204" meta:object-count="0"/>
    <meta:generator>LibreOffice/5.1.6.2$Linux_X86_64 LibreOffice_project/10m0$Build-2</meta:generator>
  </office:meta>
</office:document-meta>
</file>